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none" fo:country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vod</text:p>
      <text:p text:style-name="Standard"/>
      <text:p text:style-name="Standard">Gra<text:span text:style-name="T1">đevinstvo je staro koliko i ljudski rod, od samog početka čovek gradi sebi zaklon ili prolagođava prirodne zaklone svojim potrebama. Kroz istoriji su se znanje i veština ljudi povećavali i to je sad veoma razvijen deo društva i sad postoje džinovi u toj industriji. Naš projekat građevinske firme upravu tu ulazi u priču, kako novom igraču pomoći da uđe u igru i postigne uspeh u današnje vreme pored ogromne konkurencije. Ovim sistemom olakšavamo i ubrzavamo komunikaciju zaposlenih tokom izrade i realizacije projekta. Sistemom je pokriveno sve esencijalno za funkcionisanje jedne firme. Komunikacija tokom potrage za novim projektom, nabavka radnika i mašina za rad, praćenje toka gradnje, marketing, prodaja i još neke sitnije stvari. Ceo sistem je projektovan pomoću znanja i istraživanja članova tima bez konkretnog model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1T16:15:46.21</meta:creation-date>
    <meta:document-statistic meta:table-count="0" meta:image-count="0" meta:object-count="0" meta:page-count="1" meta:paragraph-count="2" meta:word-count="127" meta:character-count="837"/>
    <dc:date>2016-01-21T16:31:52.51</dc:date>
    <meta:editing-duration>PT54S</meta:editing-duration>
    <meta:editing-cycles>1</meta:editing-cycles>
    <meta:generator>OpenOffice/4.1.2$Win32 OpenOffice.org_project/412m3$Build-9782</meta:generator>
  </office:meta>
</office:document-meta>
</file>